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2fcf" officeooo:paragraph-rsid="00182fcf"/>
    </style:style>
    <style:style style:name="P2" style:family="paragraph" style:parent-style-name="Standard" style:list-style-name="L1">
      <style:text-properties officeooo:paragraph-rsid="00182fcf"/>
    </style:style>
    <style:style style:name="P3" style:family="paragraph" style:parent-style-name="Standard" style:list-style-name="L1">
      <style:text-properties officeooo:rsid="0019f8b5" officeooo:paragraph-rsid="0019f8b5"/>
    </style:style>
    <style:style style:name="P4" style:family="paragraph" style:parent-style-name="Standard">
      <style:text-properties officeooo:rsid="0019f8b5" officeooo:paragraph-rsid="0019f8b5"/>
    </style:style>
    <style:style style:name="T1" style:family="text">
      <style:text-properties officeooo:rsid="00182f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urnal de Bord du groupe &lt;tout le monde&gt;</text:p>
      <text:h text:style-name="Heading_20_1" text:outline-level="1"><text:date style:data-style-name="N37" text:date-value="2015-01-05T16:12:55.303265964" text:fixed="true">05/01/15</text:date></text:h>
      <text:list xml:id="list4259076346038324138" text:style-name="L1">
        <text:list-item>
          <text:p text:style-name="P2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1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3">Nous avons essayé de lire la « doc », mais n'étant pour l'instant pas très fournie, nous attendons de finir l'UML afin de pouvoir mieux analyser le framework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05T16:20:32.774300016</dc:date>
    <dc:creator>Moevi Alexandre</dc:creator>
    <meta:editing-duration>PT10M15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5" meta:word-count="62" meta:character-count="359" meta:non-whitespace-character-count="305"/>
  </office:meta>
</office:document-meta>
</file>